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CAMS-89687">
            <text:p>CAMS-89687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6940.0">
            <text:p>1694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ClarkEtal2004,ShennanEtal2018">
            <text:p>ClarkEtal2004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CAMS-89688">
            <text:p>CAMS-89688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7370.0">
            <text:p>17370.0</text:p>
          </table:table-cell>
          <table:table-cell office:value-type="float" office:value="190.0">
            <text:p>1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ClarkEtal2004,ShennanEtal2018">
            <text:p>ClarkEtal2004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I-5323">
            <text:p>I-5323</text:p>
          </table:table-cell>
          <table:table-cell office:value-type="float" office:value="54.01">
            <text:p>54.01</text:p>
          </table:table-cell>
          <table:table-cell office:value-type="float" office:value="-6.29">
            <text:p>-6.29</text:p>
          </table:table-cell>
          <table:table-cell office:value-type="float" office:value="5470.0">
            <text:p>547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itchell1971,ShennanEtal2018">
            <text:p>Mitchell1971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CAMS-89686">
            <text:p>CAMS-89686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7040.0">
            <text:p>1704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ClarkEtal2004,ShennanEtal2018">
            <text:p>ClarkEtal2004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17693">
            <text:p>AA-17693</text:p>
          </table:table-cell>
          <table:table-cell office:value-type="float" office:value="53.98">
            <text:p>53.98</text:p>
          </table:table-cell>
          <table:table-cell office:value-type="float" office:value="-6.14">
            <text:p>-6.14</text:p>
          </table:table-cell>
          <table:table-cell office:value-type="float" office:value="15380.0">
            <text:p>1538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Haynes1996,ShennanEtal2018">
            <text:p>McCabeHaynes1996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22352">
            <text:p>AA-22352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7150.0">
            <text:p>17150.0</text:p>
          </table:table-cell>
          <table:table-cell office:value-type="float" office:value="160.0">
            <text:p>1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56701">
            <text:p>AA-56701</text:p>
          </table:table-cell>
          <table:table-cell office:value-type="float" office:value="53.98">
            <text:p>53.98</text:p>
          </table:table-cell>
          <table:table-cell office:value-type="float" office:value="-6.19">
            <text:p>-6.19</text:p>
          </table:table-cell>
          <table:table-cell office:value-type="float" office:value="14650.0">
            <text:p>1465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56700">
            <text:p>AA-56700</text:p>
          </table:table-cell>
          <table:table-cell office:value-type="float" office:value="53.9">
            <text:p>53.9</text:p>
          </table:table-cell>
          <table:table-cell office:value-type="float" office:value="-6.36">
            <text:p>-6.36</text:p>
          </table:table-cell>
          <table:table-cell office:value-type="float" office:value="14557.0">
            <text:p>14557.0</text:p>
          </table:table-cell>
          <table:table-cell office:value-type="float" office:value="69.0">
            <text:p>69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68">
            <text:p>2.68</text:p>
          </table:table-cell>
          <table:table-cell office:value-type="float" office:value="2.68">
            <text:p>2.68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22351">
            <text:p>AA-22351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7160.0">
            <text:p>1716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17694">
            <text:p>AA-17694</text:p>
          </table:table-cell>
          <table:table-cell office:value-type="float" office:value="53.98">
            <text:p>53.98</text:p>
          </table:table-cell>
          <table:table-cell office:value-type="float" office:value="-6.14">
            <text:p>-6.14</text:p>
          </table:table-cell>
          <table:table-cell office:value-type="float" office:value="15750.0">
            <text:p>1575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Haynes1996,ShennanEtal2018">
            <text:p>McCabeHaynes1996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17695">
            <text:p>AA-17695</text:p>
          </table:table-cell>
          <table:table-cell office:value-type="float" office:value="53.98">
            <text:p>53.98</text:p>
          </table:table-cell>
          <table:table-cell office:value-type="float" office:value="-6.14">
            <text:p>-6.14</text:p>
          </table:table-cell>
          <table:table-cell office:value-type="float" office:value="15780.0">
            <text:p>1578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Haynes1996,ShennanEtal2018">
            <text:p>McCabeHaynes1996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Birm-1129">
            <text:p>Birm-1129</text:p>
          </table:table-cell>
          <table:table-cell office:value-type="float" office:value="53.99">
            <text:p>53.99</text:p>
          </table:table-cell>
          <table:table-cell office:value-type="float" office:value="-6.38">
            <text:p>-6.38</text:p>
          </table:table-cell>
          <table:table-cell office:value-type="float" office:value="6030.0">
            <text:p>6030.0</text:p>
          </table:table-cell>
          <table:table-cell office:value-type="float" office:value="70.0">
            <text:p>70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49">
            <text:p>2.4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nny1983,ShennanEtal2018">
            <text:p>Penny1983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Birm-1130">
            <text:p>Birm-1130</text:p>
          </table:table-cell>
          <table:table-cell office:value-type="float" office:value="53.99">
            <text:p>53.99</text:p>
          </table:table-cell>
          <table:table-cell office:value-type="float" office:value="-6.38">
            <text:p>-6.38</text:p>
          </table:table-cell>
          <table:table-cell office:value-type="float" office:value="7070.0">
            <text:p>7070.0</text:p>
          </table:table-cell>
          <table:table-cell office:value-type="float" office:value="100.0">
            <text:p>100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66">
            <text:p>2.66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nny1983,ShennanEtal2018">
            <text:p>Penny1983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21818">
            <text:p>AA-21818</text:p>
          </table:table-cell>
          <table:table-cell office:value-type="float" office:value="54.02">
            <text:p>54.02</text:p>
          </table:table-cell>
          <table:table-cell office:value-type="float" office:value="-6.05">
            <text:p>-6.05</text:p>
          </table:table-cell>
          <table:table-cell office:value-type="float" office:value="15105.0">
            <text:p>15105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21819">
            <text:p>AA-21819</text:p>
          </table:table-cell>
          <table:table-cell office:value-type="float" office:value="54.02">
            <text:p>54.02</text:p>
          </table:table-cell>
          <table:table-cell office:value-type="float" office:value="-6.05">
            <text:p>-6.05</text:p>
          </table:table-cell>
          <table:table-cell office:value-type="float" office:value="16005.0">
            <text:p>16005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Clark1998,ShennanEtal2018">
            <text:p>McCabeClark199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